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30" style:family="table">
      <style:table-properties style:width="8.029cm" table:align="left"/>
    </style:style>
    <style:style style:name="表30.A" style:family="table-column">
      <style:table-column-properties style:column-width="2.03cm"/>
    </style:style>
    <style:style style:name="表30.B" style:family="table-column">
      <style:table-column-properties style:column-width="5.999cm"/>
    </style:style>
    <style:style style:name="表30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style:writing-mode="lr-tb"/>
    </style:style>
    <style:style style:name="P48" style:family="paragraph" style:parent-style-name="Text_20_body">
      <style:paragraph-properties fo:margin-top="0cm" fo:margin-bottom="0cm"/>
    </style:style>
    <style:style style:name="P49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0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3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/>
      <text:p text:style-name="P6">----------------------------------------------------------------- [20200224_1323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7</text:span>(月) ~ 2020.2.23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400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7</text:span>(月) ~ 2020.2.23(日)</text:p>
      <text:p text:style-name="P5">[//]</text:p>
      <text:p text:style-name="P5"/>
      <text:p text:style-name="P21">@@@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4">期間</text:p>
          </table:table-cell>
          <table:table-cell table:style-name="表30.A1" office:value-type="string">
            <text:p text:style-name="P30">2020.2.XX(月) ~ 2020.2.XX(日)</text:p>
          </table:table-cell>
        </table:table-row>
        <table:table-row>
          <table:table-cell table:style-name="表30.A1" office:value-type="string">
            <text:p text:style-name="P25">合計</text:p>
          </table:table-cell>
          <table:table-cell table:style-name="表30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30.A1" office:value-type="string">
            <text:p text:style-name="P27">備考</text:p>
          </table:table-cell>
          <table:table-cell table:style-name="表3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XX(月) ~ 2020.2.XX(日)</text:p>
      <text:p text:style-name="P23"/>
      <text:p text:style-name="P5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><text:soft-page-break/></text:p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20.2.XX(月) ~ 2020.2.XX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XX(月) ~ 2020.2.XX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8357356350766114588" text:style-name="L1">
        <text:list-item>
          <text:p text:style-name="P38">email</text:p>
          <text:list>
            <text:list-item>
              <text:p text:style-name="P38">C – N (new mail)</text:p>
            </text:list-item>
          </text:list>
        </text:list-item>
        <text:list-item>
          <text:p text:style-name="P39">doc</text:p>
          <text:list>
            <text:list-item>
              <text:p text:style-name="P39">“TEMPLATE” → DUP</text:p>
            </text:list-item>
            <text:list-item>
              <text:p text:style-name="P39">time label</text:p>
            </text:list-item>
            <text:list-item>
              <text:p text:style-name="P39">data</text:p>
              <text:list>
                <text:list-item>
                  <text:p text:style-name="P39">“<text:span text:style-name="T13">期間</text:span>”</text:p>
                </text:list-item>
              </text:list>
            </text:list-item>
            <text:list-item>
              <text:p text:style-name="P39">mail subject line</text:p>
            </text:list-item>
            <text:list-item>
              <text:p text:style-name="P39">message sentences <text:span text:style-name="T13">（「先週」、「今週）」</text:span></text:p>
            </text:list-item>
          </text:list>
        </text:list-item>
        <text:list-item>
          <text:p text:style-name="P39">doc : <text:span text:style-name="T13">請求書</text:span></text:p>
          <text:list>
            <text:list-item>
              <text:p text:style-name="P38"><text:soft-page-break/>file</text:p>
              <text:list>
                <text:list-item>
                  <text:p text:style-name="P38">DUP → 交通費請求書.用紙.orig – コピー.jpg</text:p>
                </text:list-item>
                <text:list-item>
                  <text:p text:style-name="P38">file name → change</text:p>
                </text:list-item>
                <text:list-item>
                  <text:p text:style-name="P38">Ret (open)</text:p>
                </text:list-item>
              </text:list>
            </text:list-item>
            <text:list-item>
              <text:p text:style-name="P38">M – o &gt; ↓ &gt; Ret (open paint)</text:p>
            </text:list-item>
            <text:list-item>
              <text:p text:style-name="P38">paint</text:p>
              <text:list>
                <text:list-item>
                  <text:p text:style-name="P38">日付<text:tab/><text:tab/>16 pt</text:p>
                </text:list-item>
                <text:list-item>
                  <text:p text:style-name="P38">会社名、現場名<text:tab/>16 pt</text:p>
                </text:list-item>
                <text:list-item>
                  <text:p text:style-name="P38">交通経路<text:tab/>12 pt</text:p>
                </text:list-item>
                <text:list-item>
                  <text:p text:style-name="P38">経路別金額<text:tab/>12 pt</text:p>
                </text:list-item>
                <text:list-item>
                  <text:p text:style-name="P38">往復金額<text:tab/>16 pt → <office:annotation office:name="__Annotation__4770_681090022"><dc:creator>iwabuchi ken</dc:creator><dc:date>2019-11-08T10:37:03.76</dc:date><text:p text:style-name="P55"><text:span text:style-name="T16">change</text:span></text:p></office:annotation>14<office:annotation-end office:name="__Annotation__4770_681090022"/></text:p>
                </text:list-item>
                <text:list-item>
                  <text:p text:style-name="P38">今回請求<text:tab/>20 --&gt; <office:annotation office:name="__Annotation__4769_681090022"><dc:creator>iwabuchi ken</dc:creator><dc:date>2019-11-08T10:36:50.76</dc:date><text:p text:style-name="P55"><text:span text:style-name="T16">change</text:span></text:p></office:annotation>18<office:annotation-end office:name="__Annotation__4769_681090022"/></text:p>
                </text:list-item>
                <text:list-item>
                  <text:p text:style-name="P38">提出日<text:tab/><text:tab/>18 → <office:annotation office:name="__Annotation__4775_681090022"><dc:creator>iwabuchi ken</dc:creator><dc:date>2019-11-08T10:37:52.77</dc:date><text:p text:style-name="P55"><text:span text:style-name="T16">change</text:span></text:p></office:annotation>14 → <office:annotation office:name="__Annotation__19239_166530446"><dc:creator>iwabuchi ken</dc:creator><dc:date>2019-11-16T16:36:51.77</dc:date><text:p text:style-name="P55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38">file</text:p>
              <text:list>
                <text:list-item>
                  <text:p text:style-name="P38">DUP</text:p>
                </text:list-item>
              </text:list>
            </text:list-item>
            <text:list-item>
              <text:p text:style-name="P38">paint</text:p>
              <text:list>
                <text:list-item>
                  <text:p text:style-name="P38">size → change, 70 %</text:p>
                </text:list-item>
              </text:list>
            </text:list-item>
          </text:list>
        </text:list-item>
        <text:list-item>
          <text:p text:style-name="P38">doc</text:p>
          <text:list>
            <text:list-item>
              <text:p text:style-name="P38">write → 金額</text:p>
            </text:list-item>
          </text:list>
        </text:list-item>
        <text:list-item>
          <text:p text:style-name="P39">email</text:p>
          <text:list>
            <text:list-item>
              <text:p text:style-name="P39">C – n (new)</text:p>
            </text:list-item>
            <text:list-item>
              <text:p text:style-name="P39">C – S – a (append)</text:p>
            </text:list-item>
            <text:list-item>
              <text:p text:style-name="P39">C/P</text:p>
              <text:list>
                <text:list-item>
                  <text:p text:style-name="P39">title line</text:p>
                </text:list-item>
                <text:list-item>
                  <text:p text:style-name="P39">main lines</text:p>
                </text:list-item>
              </text:list>
            </text:list-item>
            <text:list-item>
              <text:p text:style-name="P39">F6 (move to “To” box)</text:p>
            </text:list-item>
            <text:list-item>
              <text:p text:style-name="P39"><text:soft-page-break/>“yoko” &gt; Ret (auto suggestion → choose)</text:p>
            </text:list-item>
            <text:list-item>
              <text:p text:style-name="P39">validate</text:p>
              <text:list>
                <text:list-item>
                  <text:p text:style-name="P38">lines</text:p>
                  <text:list>
                    <text:list-item>
                      <text:p text:style-name="P38">期間</text:p>
                    </text:list-item>
                    <text:list-item>
                      <text:p text:style-name="P38">合計</text:p>
                    </text:list-item>
                  </text:list>
                </text:list-item>
                <text:list-item>
                  <text:p text:style-name="P38">file</text:p>
                  <text:list>
                    <text:list-item>
                      <text:p text:style-name="P38">open</text:p>
                    </text:list-item>
                    <text:list-item>
                      <text:p text:style-name="P38">日付</text:p>
                    </text:list-item>
                    <text:list-item>
                      <text:p text:style-name="P38">曜日（火曜の仕事、水曜の欄に書いているか？）</text:p>
                    </text:list-item>
                    <text:list-item>
                      <text:p text:style-name="P38">金額（合計 : 小計、合計）</text:p>
                    </text:list-item>
                    <text:list-item>
                      <text:p text:style-name="P38">提出日（本日か？）</text:p>
                    </text:list-item>
                  </text:list>
                </text:list-item>
              </text:list>
            </text:list-item>
            <text:list-item>
              <text:p text:style-name="P38">C – Ret (send)</text:p>
            </text:list-item>
          </text:list>
        </text:list-item>
        <text:list-item>
          <text:p text:style-name="P38">doc</text:p>
          <text:list>
            <text:list-item>
              <text:p text:style-name="P38">move “@@@” to the last section</text:p>
            </text:list-item>
            <text:list-item>
              <text:p text:style-name="P40">DUP → template</text:p>
            </text:list-item>
          </text:list>
        </text:list-item>
        <text:list-item>
          <text:p text:style-name="P38">mailer</text:p>
          <text:list>
            <text:list-item>
              <text:p text:style-name="P38">“送信済み” → select</text:p>
            </text:list-item>
            <text:list-item>
              <text:p text:style-name="P38">validate</text:p>
              <text:list>
                <text:list-item>
                  <text:p text:style-name="P38">期間（本文、タイトル）</text:p>
                </text:list-item>
                <text:list-item>
                  <text:p text:style-name="P38">金額</text:p>
                </text:list-item>
                <text:list-item>
                  <text:p text:style-name="P38">送信先</text:p>
                </text:list-item>
              </text:list>
            </text:list-item>
          </text:list>
        </text:list-item>
        <text:list-item>
          <text:p text:style-name="P38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2-24T13:26:14.19</dc:date>
    <dc:creator>iwabuchi ken</dc:creator>
    <meta:editing-duration>PT7H6M25S</meta:editing-duration>
    <meta:editing-cycles>53</meta:editing-cycles>
    <meta:generator>OpenOffice/4.1.3$Win32 OpenOffice.org_project/413m1$Build-9783</meta:generator>
    <meta:document-statistic meta:table-count="30" meta:image-count="0" meta:object-count="0" meta:page-count="19" meta:paragraph-count="493" meta:word-count="2820" meta:character-count="9702"/>
  </office:meta>
</office:document-meta>
</file>